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++ -std=c++11 -o ejecut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20:16:36.886496670</meta:creation-date>
    <dc:date>2021-11-30T20:17:15.268798865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5"/>
    <meta:generator>LibreOffice/6.0.7.3$Linux_X86_64 LibreOffice_project/00m0$Build-3</meta:generator>
  </office:meta>
</office:document-meta>
</file>